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3" style:family="paragraph" style:parent-style-name="Standard">
      <style:paragraph-properties fo:text-align="center" style:justify-single-word="false"/>
      <style:text-properties fo:font-size="8pt" style:font-size-asian="8pt" style:font-size-complex="10pt"/>
    </style:style>
    <style:style style:name="P4" style:family="paragraph" style:parent-style-name="Text_20_body" style:master-page-name="Standard">
      <style:paragraph-properties style:page-number="auto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 style:list-style-name="WWNum2"/>
    <style:style style:name="P7" style:family="paragraph" style:parent-style-name="Text_20_body" style:list-style-name="WWNum2">
      <style:text-properties fo:font-weight="normal" style:font-weight-asian="normal" style:font-weight-complex="normal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ize-complex="10pt" style:font-style-complex="italic"/>
    </style:style>
    <style:style style:name="P10" style:family="paragraph" style:parent-style-name="Standard">
      <style:paragraph-properties fo:text-align="center" style:justify-single-word="false"/>
      <style:text-properties fo:font-size="8pt" style:font-size-asian="8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ize="8pt" fo:font-style="italic" style:font-size-asian="8pt" style:font-style-asian="italic" style:font-style-complex="italic"/>
    </style:style>
    <style:style style:name="T4" style:family="text">
      <style:text-properties fo:font-size="10pt" fo:font-style="italic" style:font-size-asian="10pt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9cfb3" style:font-weight-asian="normal" style:font-weight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fo:font-style="italic" style:font-size-asian="9pt" style:font-style-asian="italic" style:font-size-complex="9pt" style:font-style-complex="italic"/>
    </style:style>
    <style:style style:name="T10" style:family="text">
      <style:text-properties fo:font-size="9pt" fo:font-style="italic" fo:font-weight="bold" fo:background-color="#eeeeee" loext:char-shading-value="0" style:font-size-asian="9pt" style:font-style-asian="italic" style:font-weight-asian="bold" style:font-size-complex="9pt" style:font-style-complex="italic" style:font-weight-complex="bold"/>
    </style:style>
    <style:style style:name="T11" style:family="text">
      <style:text-properties fo:font-size="9pt" fo:font-style="italic" style:text-underline-style="solid" style:text-underline-width="auto" style:text-underline-color="font-color" fo:font-weight="bold" fo:background-color="#eeeeee" loext:char-shading-value="0" style:font-size-asian="9pt" style:font-style-asian="italic" style:font-weight-asian="bold" style:font-size-complex="9pt" style:font-style-complex="italic" style:font-weight-complex="bold"/>
    </style:style>
    <style:style style:name="T12" style:family="text">
      <style:text-properties fo:font-size="9pt" fo:font-style="italic" style:text-underline-style="solid" style:text-underline-width="auto" style:text-underline-color="font-color" fo:font-weight="bold" fo:background-color="#dddddd" loext:char-shading-value="0" style:font-size-asian="9pt" style:font-style-asian="italic" style:font-weight-asian="bold" style:font-size-complex="9pt" style:font-style-complex="italic" style:font-weight-complex="bold"/>
    </style:style>
    <style:style style:name="T13" style:family="text">
      <style:text-properties fo:font-size="9pt" fo:font-style="italic" fo:background-color="#dddddd" loext:char-shading-value="0" style:font-size-asian="9pt" style:font-style-asian="italic" style:font-size-complex="9pt" style:font-style-complex="italic"/>
    </style:style>
    <style:style style:name="T14" style:family="text">
      <style:text-properties fo:font-size="9pt" fo:font-style="italic" fo:background-color="transparent" loext:char-shading-value="0" style:font-size-asian="9pt" style:font-style-asian="italic" style:font-size-complex="9pt" style:font-style-complex="italic"/>
    </style:style>
    <style:style style:name="T15" style:family="text">
      <style:text-properties fo:font-size="9pt" fo:font-style="italic" fo:background-color="#eeeeee" loext:char-shading-value="0" style:font-size-asian="9pt" style:font-style-asian="italic" style:font-size-complex="9pt" style:font-style-complex="italic"/>
    </style:style>
    <style:style style:name="T16" style:family="text">
      <style:text-properties officeooo:rsid="0019cfb3"/>
    </style:style>
    <style:style style:name="T17" style:family="text">
      <style:text-properties officeooo:rsid="001daf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Reclamació adreçada a l’equip directiu</text:span><text:span text:style-name="T3">, </text:span><text:span text:style-name="T4">del centre públic ...................................................................................................</text:span></text:p>
      <text:p text:style-name="P5">EXPOSEM:</text:p>
      <text:p text:style-name="P1"><text:span text:style-name="T16">V</text:span>ostès <text:span text:style-name="T16">han repartit</text:span> una circular de cobraments a les famílies, col·lectiu del qual en som part, ja que les/els nostres filles/fills 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 <text:span text:style-name="T17">que </text:span>enguany <text:span text:style-name="T17">cursen</text:span> ..................................................................................................................................................................................</text:p>
      <text:p text:style-name="Text_20_body">Estaríem encantats d’aportar econòmicament a vesses per festes i celebracions, pagar serveis escolars com el menjador, activitats extraescolars, o les sortides i excursions. Però sempre i quan sigui amb transparència i voluntarietat. D’altra banda, si vostès ens indiquen amb un llistat què ha de portar a classe el nostre fill, evidentment comprem el material escolar i llibres que calguin.</text:p>
      <text:p text:style-name="Text_20_body">El que no acceptem, però, és una taxa opaca de ............€ que barreja tota mena de conceptes voluntaris amb sobrecostos i inseparablement, per obligar-nos amb aquesta trampa a tornar a pagar l’escola pública que ja hem contribuït solidàriament a la Hisenda pública amb els nostres impostos. Això, a més de ser un abús, és il·legal perquè els articles 5.2.a i 5.2.b de la «<text:span text:style-name="T1">Llei 12/2009 del 10 de juliol, d’educació</text:span>» estableixen que els ensenyaments d’infantil de segon cicle i la primària són gratuïts, i l’article 50.2 de la mateixa llei prohibeix el cobrament obligatori de serveis escolars o qualsevol altre concepte vinculats a l’escolarització gratuïta. Tanmateix, l’article 50.1 de la mateixa llei estableix que l’Administració educativa ha d’assegurar els recursos públics per fer efectiva la gratuïtat dels ensenyaments públics que vostès gestionen a l’escola.</text:p>
      <text:p text:style-name="Text_20_body">A més, la «<text:span text:style-name="T2">La Ley Orgánica 8/2013, de 9 de diciembre, para la mejora de la calidad educativa</text:span>» – de la qual n’és subsidiària la «<text:span text:style-name="T1">Llei 12/2009 del 10 de juliol, d’educació</text:span>» – defineix a l’<text:span text:style-name="T6">article 88.1:</text:span></text:p>
      <text:p text:style-name="P2"><text:span text:style-name="T8">«</text:span><text:span text:style-name="T9">Para garantizar la posibilidad de </text:span><text:span text:style-name="T10">escolarizar a todos los alumnos sin discriminación por motivos socioeconómicos</text:span><text:span text:style-name="T15">, </text:span><text:span text:style-name="T11">en ningún caso podrán los centros públicos</text:span><text:span text:style-name="T9"> o privados concertados</text:span><text:span text:style-name="T14"> </text:span><text:span text:style-name="T12">percibir cantidades de las familias por recibir las enseñanzas de carácter gratuito, imponer a las familias la obligación de hacer aportaciones</text:span><text:span text:style-name="T9"> a fundaciones o asociaciones </text:span><text:span text:style-name="T12">ni establecer servicios obligatorios, asociados a las enseñanzas, que requieran aportación económica, por parte de las familias de los alumnos</text:span><text:span text:style-name="T13">.</text:span><text:span text:style-name="T9"> En el marco de lo dispuesto en el artículo 51 de la Ley Orgánica 8/1985, de 3 de julio, reguladora del Derecho a la Educación, </text:span><text:span text:style-name="T10">quedan excluidas de esta categoría las actividades extraescolares, las complementarias, y los servicios escolares, que, en todo caso, </text:span><text:span text:style-name="T11">tendrán carácter voluntario</text:span><text:span text:style-name="T8">»</text:span></text:p>
      <text:p text:style-name="P5">RECLAMEM:</text:p>
      <text:list xml:id="list859264501" text:style-name="WWNum2">
        <text:list-item>
          <text:p text:style-name="P7">Que ens facilitin un escrit on detallin transparentment quin material escolar han de portar des de casa les nostres filles i fills.</text:p>
        </text:list-item>
        <text:list-item>
          <text:p text:style-name="P7">Que volem que les nostres filles o fills participin a les sortides, activitats i excursions, i que ens informin amb suficient antelació dels detalls d’aquestes: data i hora de sortida, data i hora de tornada, cost del transport, cost de les entrades a establiments o qualsevol altre concepte associat. I que farem el pagament per separat i a cada cas, i si ho estimem oportú.</text:p>
        </text:list-item>
        <text:list-item>
          <text:p text:style-name="P6"><text:span text:style-name="T6">Que no perjudiquin a les nostres filles o fills en cap cas pel fet que </text:span><text:span text:style-name="T7">rebutjem</text:span><text:span text:style-name="T6"> l’abús i il·legalitat de que ens tornin a cobrar les despeses de qualsevol tipus de l’escola pública, ja que s’han de sufragar amb fons públics i ja les hem contribuït solidàriament amb els nostres impostos a la Hisenda pública. Tanmateix, si hi ha cap vessa, activitat o servei addicional, ens ho envien per escrit amb els detalls, preus, sempre amb transparència, i decidim si ho paguem.</text:span></text:p>
        </text:list-item>
        <text:list-item>
          <text:p text:style-name="P7">Que el que els hi reclamem i sol·licitem generi equitat per totes les famílies i els hi informin: els cobraments que ens fan a les famílies han de ser transparents i ajustats a les normes i les lleis per tothom. Això no és «un altre sistema de pagament» o privilegi individual: és el dret de totes les famílies a l’escola pública.</text:p>
          <text:p text:style-name="P7"/>
        </text:list-item>
      </text:list>
      <text:p text:style-name="Text_20_body"><text:span text:style-name="T5">FORMA DE RESPOSTA</text:span><text:span text:style-name="T6">:..................................................................................................................................................</text:span></text:p>
      <text:p text:style-name="P8">A ..................., ..... de ...................... de ...........</text:p>
      <text:p text:style-name="P3"/>
      <text:p text:style-name="P9">Signatura de la mare o pare:...................................................................</text:p>
      <text:p text:style-name="P3">Nom i cognoms de la mare o pare:............................................................</text:p>
      <text:p text:style-name="P3">DNI/NIE/Passaport de la mare o pare:........................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WenQuanYi Micro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ca" fo:country="ES" style:letter-kerning="true" style:font-name-asian="WenQuanYi Micro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ca" fo:country="ES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 fo:text-align="justify" style:justify-single-word="false"/>
      <style:text-properties fo:font-size="10pt" style:font-size-asian="10pt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09:18:24</meta:creation-date>
    <dc:language>es-ES</dc:language>
    <dc:date>2019-09-17T10:00:42.286784435</dc:date>
    <meta:editing-cycles>70</meta:editing-cycles>
    <meta:editing-duration>P1DT8H34M58S</meta:editing-duration>
    <meta:generator>LibreOffice/6.2.5.2$Linux_X86_64 LibreOffice_project/20$Build-2</meta:generator>
    <meta:document-statistic meta:table-count="0" meta:image-count="0" meta:object-count="0" meta:page-count="1" meta:paragraph-count="17" meta:word-count="645" meta:character-count="4902" meta:non-whitespace-character-count="4276"/>
  </office:meta>
</office:document-meta>
</file>